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7.0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420e"/>
    </style:style>
    <style:style style:name="ce4" style:family="table-cell" style:parent-style-name="Default" style:data-style-name="N115"/>
    <style:style style:name="ce5" style:family="table-cell" style:parent-style-name="Default" style:data-style-name="N2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4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DATA</text:p>
          </table:table-cell>
          <table:covered-table-cell table:number-columns-repeated="3"/>
          <table:table-cell/>
          <table:table-cell table:style-name="ce1" office:value-type="string" calcext:value-type="string" table:number-columns-spanned="6" table:number-rows-spanned="1">
            <text:p>AVERAGE TIME PER LINE (DP + PC)</text:p>
          </table:table-cell>
          <table:covered-table-cell table:number-columns-repeated="4"/>
          <table:covered-table-cell table:style-name="Default"/>
          <table:table-cell/>
          <table:table-cell table:style-name="ce1" office:value-type="string" calcext:value-type="string" table:number-columns-spanned="6" table:number-rows-spanned="1">
            <text:p>AVERAGE TIME PER LINE (PC ONLY)</text:p>
          </table:table-cell>
          <table:covered-table-cell table:number-columns-repeated="4"/>
          <table:covered-table-cell table:style-name="Default"/>
          <table:table-cell/>
          <table:table-cell table:style-name="ce1" office:value-type="string" calcext:value-type="string" table:number-columns-spanned="6" table:number-rows-spanned="1">
            <text:p>DOPPLER BURST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DATA ID</text:p>
          </table:table-cell>
          <table:table-cell table:style-name="ce2" office:value-type="string" calcext:value-type="string">
            <text:p>DATA SET</text:p>
          </table:table-cell>
          <table:table-cell table:style-name="ce2" office:value-type="string" calcext:value-type="string">
            <text:p>REFERENCE SIGNAL</text:p>
          </table:table-cell>
          <table:table-cell table:style-name="ce2" office:value-type="string" calcext:value-type="string">
            <text:p>PADRANGESIZE</text:p>
          </table:table-cell>
          <table:table-cell/>
          <table:table-cell table:style-name="ce2" office:value-type="string" calcext:value-type="string">
            <text:p>DATA ID</text:p>
          </table:table-cell>
          <table:table-cell table:style-name="ce2" office:value-type="string" calcext:value-type="string">
            <text:p>RANGELINES</text:p>
          </table:table-cell>
          <table:table-cell table:style-name="ce2" office:value-type="string" calcext:value-type="string">
            <text:p>UPDATELINE</text:p>
          </table:table-cell>
          <table:table-cell table:style-name="ce2" office:value-type="string" calcext:value-type="string">
            <text:p>DOPPLERSIZE</text:p>
          </table:table-cell>
          <table:table-cell table:style-name="ce2" office:value-type="string" calcext:value-type="string">
            <text:p>TIME PER LINE [us]</text:p>
          </table:table-cell>
          <table:table-cell table:style-name="ce2" office:value-type="string" calcext:value-type="string">
            <text:p>UPDATE FPS</text:p>
          </table:table-cell>
          <table:table-cell/>
          <table:table-cell table:style-name="ce2" office:value-type="string" calcext:value-type="string">
            <text:p>DATA ID</text:p>
          </table:table-cell>
          <table:table-cell table:style-name="ce2" office:value-type="string" calcext:value-type="string">
            <text:p>RANGELINES</text:p>
          </table:table-cell>
          <table:table-cell table:style-name="ce2" office:value-type="string" calcext:value-type="string">
            <text:p>UPDATELINE</text:p>
          </table:table-cell>
          <table:table-cell table:style-name="ce2" office:value-type="string" calcext:value-type="string">
            <text:p>DOPPLERSIZE</text:p>
          </table:table-cell>
          <table:table-cell table:style-name="ce2" office:value-type="string" calcext:value-type="string">
            <text:p>TIME PER LINE [us]</text:p>
          </table:table-cell>
          <table:table-cell table:style-name="ce2" office:value-type="string" calcext:value-type="string">
            <text:p>UPDATE FPS</text:p>
          </table:table-cell>
          <table:table-cell/>
          <table:table-cell table:style-name="ce2" office:value-type="string" calcext:value-type="string">
            <text:p>DATA ID</text:p>
          </table:table-cell>
          <table:table-cell table:style-name="ce2" office:value-type="string" calcext:value-type="string">
            <text:p>RANGELINES</text:p>
          </table:table-cell>
          <table:table-cell table:style-name="ce2" office:value-type="string" calcext:value-type="string">
            <text:p>UPDATELINE</text:p>
          </table:table-cell>
          <table:table-cell table:style-name="ce2" office:value-type="string" calcext:value-type="string">
            <text:p>DOPPLERSIZE</text:p>
          </table:table-cell>
          <table:table-cell table:style-name="ce2" office:value-type="string" calcext:value-type="string">
            <text:p>AVG PROC TIME PER RANGE BIN [ms]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Averaged Proc Time</text:p>
          </table:table-cell>
          <table:table-cell office:value-type="string" calcext:value-type="string">
            <text:p>2048 Range Li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10_10_07_1421_30_P1_1_130000_S0_1_2047_node3.bin</text:p>
          </table:table-cell>
          <table:table-cell office:value-type="string" calcext:value-type="string">
            <text:p>refSigN3N3Pl600.txt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5.97" calcext:value-type="float">
            <text:p>55.97</text:p>
          </table:table-cell>
          <table:table-cell table:formula="of:=([.G3]/[.H3])/(([.J3]/1000000)*130000)" office:value-type="float" office:value="1.78667143112382" calcext:value-type="float">
            <text:p>1.787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2.53" calcext:value-type="float">
            <text:p>42.53</text:p>
          </table:table-cell>
          <table:table-cell table:formula="of:=([.N3]/[.O3])/(([.Q3]/1000000)*130000)" office:value-type="float" office:value="2.35128144838937" calcext:value-type="float">
            <text:p>2.351</text:p>
          </table:table-cell>
          <table:table-cell/>
          <table:table-cell office:value-type="string" calcext:value-type="string">
            <text:p>D1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Y3:.Z3])/[.$D$3]" office:value-type="float" office:value="0.00240668402777778" calcext:value-type="float">
            <text:p>0.002406684</text:p>
          </table:table-cell>
          <table:table-cell office:value-type="float" office:value="6.9" calcext:value-type="float">
            <text:p>6.9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X3];[.X9];[.X15];[.X21];[.X27]) * 1000" office:value-type="float" office:value="2.19815779320988" calcext:value-type="float">
            <text:p>2.1981577932</text:p>
          </table:table-cell>
          <table:table-cell table:formula="of:=[.AC3]*1000" office:value-type="float" office:value="2198.15779320988" calcext:value-type="float">
            <text:p>2198.157793209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10_10_16_1800_40_P1_1_130000_S0_1_2047_node3.bin</text:p>
          </table:table-cell>
          <table:table-cell office:value-type="string" calcext:value-type="string">
            <text:p>refSigN3N3Pl1000.txt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55.12" calcext:value-type="float">
            <text:p>55.12</text:p>
          </table:table-cell>
          <table:table-cell table:formula="of:=([.G4]/[.H4])/(([.J4]/1000000)*130000)" office:value-type="float" office:value="1.81422351233672" calcext:value-type="float">
            <text:p>1.814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5.19" calcext:value-type="float">
            <text:p>45.19</text:p>
          </table:table-cell>
          <table:table-cell table:formula="of:=([.N4]/[.O4])/(([.Q4]/1000000)*130000)" office:value-type="float" office:value="2.21287895552113" calcext:value-type="float">
            <text:p>2.213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64" calcext:value-type="float">
            <text:p>64</text:p>
          </table:table-cell>
          <table:table-cell table:formula="of:=[.U4]" office:value-type="float" office:value="64" calcext:value-type="float">
            <text:p>64</text:p>
          </table:table-cell>
          <table:table-cell table:formula="of:=[.U4]" office:value-type="float" office:value="64" calcext:value-type="float">
            <text:p>64</text:p>
          </table:table-cell>
          <table:table-cell table:formula="of:=AVERAGE([.Y4:.Z4])/[.$D$3]" office:value-type="float" office:value="0.003125" calcext:value-type="float">
            <text:p>0.003125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X4];[.X10];[.X16];[.X22];[.X28]) * 1000" office:value-type="float" office:value="2.88440393518519" calcext:value-type="float">
            <text:p>2.8844039352</text:p>
          </table:table-cell>
          <table:table-cell table:formula="of:=[.AC4]*1000" office:value-type="float" office:value="2884.40393518519" calcext:value-type="float">
            <text:p>2884.403935185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10_10_21_1927_55_P1_1_130000_S0_1_2047_node3.bin</text:p>
          </table:table-cell>
          <table:table-cell office:value-type="string" calcext:value-type="string">
            <text:p>refSigN3N3Pl5000.txt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6.71" calcext:value-type="float">
            <text:p>56.71</text:p>
          </table:table-cell>
          <table:table-cell table:formula="of:=([.G5]/[.H5])/(([.J5]/1000000)*130000)" office:value-type="float" office:value="1.76335743255158" calcext:value-type="float">
            <text:p>1.763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0.65" calcext:value-type="float">
            <text:p>50.65</text:p>
          </table:table-cell>
          <table:table-cell table:formula="of:=([.N5]/[.O5])/(([.Q5]/1000000)*130000)" office:value-type="float" office:value="1.97433366238894" calcext:value-type="float">
            <text:p>1.974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28" calcext:value-type="float">
            <text:p>128</text:p>
          </table:table-cell>
          <table:table-cell table:formula="of:=[.U5]" office:value-type="float" office:value="128" calcext:value-type="float">
            <text:p>128</text:p>
          </table:table-cell>
          <table:table-cell table:formula="of:=[.U5]" office:value-type="float" office:value="128" calcext:value-type="float">
            <text:p>128</text:p>
          </table:table-cell>
          <table:table-cell table:formula="of:=AVERAGE([.Y5:.Z5])/[.$D$3]" office:value-type="float" office:value="0.00490451388888889" calcext:value-type="float">
            <text:p>0.0049045139</text:p>
          </table:table-cell>
          <table:table-cell office:value-type="float" office:value="12.7" calcext:value-type="float">
            <text:p>12.7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X5];[.X11];[.X17];[.X23];[.X29]) * 1000" office:value-type="float" office:value="4.73078221450617" calcext:value-type="float">
            <text:p>4.7307822145</text:p>
          </table:table-cell>
          <table:table-cell table:formula="of:=[.AC5]*1000" office:value-type="float" office:value="4730.78221450617" calcext:value-type="float">
            <text:p>4730.7822145062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11_04_24_1139_36_P1_1_130000_S0_1_2047_node3.bin</text:p>
          </table:table-cell>
          <table:table-cell office:value-type="string" calcext:value-type="string">
            <text:p>refSigN3N3Pl6000.txt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7.32" calcext:value-type="float">
            <text:p>57.32</text:p>
          </table:table-cell>
          <table:table-cell table:formula="of:=([.G6]/[.H6])/(([.J6]/1000000)*130000)" office:value-type="float" office:value="1.74459176552687" calcext:value-type="float">
            <text:p>1.745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8.06" calcext:value-type="float">
            <text:p>58.06</text:p>
          </table:table-cell>
          <table:table-cell table:formula="of:=([.N6]/[.O6])/(([.Q6]/1000000)*130000)" office:value-type="float" office:value="1.7223561832587" calcext:value-type="float">
            <text:p>1.722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256" calcext:value-type="float">
            <text:p>256</text:p>
          </table:table-cell>
          <table:table-cell table:formula="of:=[.U6]" office:value-type="float" office:value="256" calcext:value-type="float">
            <text:p>256</text:p>
          </table:table-cell>
          <table:table-cell table:formula="of:=[.U6]" office:value-type="float" office:value="256" calcext:value-type="float">
            <text:p>256</text:p>
          </table:table-cell>
          <table:table-cell table:formula="of:=AVERAGE([.Y6:.Z6])/[.$D$3]" office:value-type="float" office:value="0.00805121527777778" calcext:value-type="float">
            <text:p>0.0080512153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X6];[.X12];[.X18];[.X24];[.X30]) * 1000" office:value-type="float" office:value="7.99334490740741" calcext:value-type="float">
            <text:p>7.9933449074</text:p>
          </table:table-cell>
          <table:table-cell table:formula="of:=[.AC6]*1000" office:value-type="float" office:value="7993.34490740741" calcext:value-type="float">
            <text:p>7993.344907407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11_04_27_1300_13_P1_1_130000_S0_1_2047_node3.bin</text:p>
          </table:table-cell>
          <table:table-cell office:value-type="string" calcext:value-type="string">
            <text:p>refSigN3N3Pl10000.txt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59.42" calcext:value-type="float">
            <text:p>59.42</text:p>
          </table:table-cell>
          <table:table-cell table:formula="of:=([.G7]/[.H7])/(([.J7]/1000000)*130000)" office:value-type="float" office:value="1.68293503870751" calcext:value-type="float">
            <text:p>1.683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8.98" calcext:value-type="float">
            <text:p>58.98</text:p>
          </table:table-cell>
          <table:table-cell table:formula="of:=([.N7]/[.O7])/(([.Q7]/1000000)*130000)" office:value-type="float" office:value="1.69548999660902" calcext:value-type="float">
            <text:p>1.695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512" calcext:value-type="float">
            <text:p>512</text:p>
          </table:table-cell>
          <table:table-cell table:formula="of:=[.U7]" office:value-type="float" office:value="512" calcext:value-type="float">
            <text:p>512</text:p>
          </table:table-cell>
          <table:table-cell table:formula="of:=[.U7]" office:value-type="float" office:value="512" calcext:value-type="float">
            <text:p>512</text:p>
          </table:table-cell>
          <table:table-cell table:formula="of:=AVERAGE([.Y7:.Z7])/[.$D$3]" office:value-type="float" office:value="0.0148220486111111" calcext:value-type="float">
            <text:p>0.0148220486</text:p>
          </table:table-cell>
          <table:table-cell office:value-type="float" office:value="35.8" calcext:value-type="float">
            <text:p>35.8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AVERAGE([.X7];[.X13];[.X19];[.X25];[.X31]) * 1000" office:value-type="float" office:value="14.6955777391975" calcext:value-type="float">
            <text:p>14.6955777392</text:p>
          </table:table-cell>
          <table:table-cell table:formula="of:=[.AC7]*1000" office:value-type="float" office:value="14695.5777391975" calcext:value-type="float">
            <text:p>14695.5777391975</text:p>
          </table:table-cell>
        </table:table-row>
        <table:table-row table:style-name="ro1">
          <table:table-cell table:number-columns-repeated="21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5.28" calcext:value-type="float">
            <text:p>55.28</text:p>
          </table:table-cell>
          <table:table-cell table:formula="of:=([.G9]/[.H9])/(([.J9]/1000000)*130000)" office:value-type="float" office:value="1.80897250361794" calcext:value-type="float">
            <text:p>1.809</text:p>
          </table:table-cell>
          <table:table-cell/>
          <table:table-cell table:style-name="ce3" table:number-columns-repeated="6"/>
          <table:table-cell/>
          <table:table-cell office:value-type="string" calcext:value-type="string">
            <text:p>D2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Y9:.Z9])/[.$D$4]" office:value-type="float" office:value="0.00251736111111111" calcext:value-type="float">
            <text:p>0.0025173611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55.39" calcext:value-type="float">
            <text:p>55.39</text:p>
          </table:table-cell>
          <table:table-cell table:formula="of:=([.G10]/[.H10])/(([.J10]/1000000)*130000)" office:value-type="float" office:value="1.80538003249684" calcext:value-type="float">
            <text:p>1.805</text:p>
          </table:table-cell>
          <table:table-cell table:number-columns-repeated="8"/>
          <table:table-cell table:formula="of:=[.T9]" office:value-type="string" office:string-value="D2" calcext:value-type="string">
            <text:p>D2</text:p>
          </table:table-cell>
          <table:table-cell office:value-type="float" office:value="64" calcext:value-type="float">
            <text:p>64</text:p>
          </table:table-cell>
          <table:table-cell table:formula="of:=[.U10]" office:value-type="float" office:value="64" calcext:value-type="float">
            <text:p>64</text:p>
          </table:table-cell>
          <table:table-cell table:formula="of:=[.U10]" office:value-type="float" office:value="64" calcext:value-type="float">
            <text:p>64</text:p>
          </table:table-cell>
          <table:table-cell table:formula="of:=AVERAGE([.Y10:.Z10])/[.$D$4]" office:value-type="float" office:value="0.00316840277777778" calcext:value-type="float">
            <text:p>0.0031684028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5.81" calcext:value-type="float">
            <text:p>55.81</text:p>
          </table:table-cell>
          <table:table-cell table:formula="of:=([.G11]/[.H11])/(([.J11]/1000000)*130000)" office:value-type="float" office:value="1.79179358537896" calcext:value-type="float">
            <text:p>1.792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7.39" calcext:value-type="float">
            <text:p>47.39</text:p>
          </table:table-cell>
          <table:table-cell table:formula="of:=([.N11]/[.O11])/(([.Q11]/1000000)*130000)" office:value-type="float" office:value="21.1014982063727" calcext:value-type="float">
            <text:p>21.101</text:p>
          </table:table-cell>
          <table:table-cell/>
          <table:table-cell table:formula="of:=[.T10]" office:value-type="string" office:string-value="D2" calcext:value-type="string">
            <text:p>D2</text:p>
          </table:table-cell>
          <table:table-cell office:value-type="float" office:value="128" calcext:value-type="float">
            <text:p>128</text:p>
          </table:table-cell>
          <table:table-cell table:formula="of:=[.U11]" office:value-type="float" office:value="128" calcext:value-type="float">
            <text:p>128</text:p>
          </table:table-cell>
          <table:table-cell table:formula="of:=[.U11]" office:value-type="float" office:value="128" calcext:value-type="float">
            <text:p>128</text:p>
          </table:table-cell>
          <table:table-cell table:formula="of:=AVERAGE([.Y11:.Z11])/[.$D$4]" office:value-type="float" office:value="0.00479600694444444" calcext:value-type="float">
            <text:p>0.0047960069</text:p>
          </table:table-cell>
          <table:table-cell office:value-type="float" office:value="11.9" calcext:value-type="float">
            <text:p>11.9</text:p>
          </table:table-cell>
          <table:table-cell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1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7.06" calcext:value-type="float">
            <text:p>57.06</text:p>
          </table:table-cell>
          <table:table-cell table:formula="of:=([.G12]/[.H12])/(([.J12]/1000000)*130000)" office:value-type="float" office:value="1.75254118471784" calcext:value-type="float">
            <text:p>1.753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O11]" office:value-type="float" office:value="1000" calcext:value-type="float">
            <text:p>10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N12]/[.O12])/(([.Q12]/1000000)*130000)" office:value-type="float" office:value="21.2765957446809" calcext:value-type="float">
            <text:p>21.277</text:p>
          </table:table-cell>
          <table:table-cell/>
          <table:table-cell table:formula="of:=[.T11]" office:value-type="string" office:string-value="D2" calcext:value-type="string">
            <text:p>D2</text:p>
          </table:table-cell>
          <table:table-cell office:value-type="float" office:value="256" calcext:value-type="float">
            <text:p>256</text:p>
          </table:table-cell>
          <table:table-cell table:formula="of:=[.U12]" office:value-type="float" office:value="256" calcext:value-type="float">
            <text:p>256</text:p>
          </table:table-cell>
          <table:table-cell table:formula="of:=[.U12]" office:value-type="float" office:value="256" calcext:value-type="float">
            <text:p>256</text:p>
          </table:table-cell>
          <table:table-cell table:formula="of:=AVERAGE([.Y12:.Z12])/[.$D$4]" office:value-type="float" office:value="0.00818142361111111" calcext:value-type="float">
            <text:p>0.0081814236</text:p>
          </table:table-cell>
          <table:table-cell office:value-type="float" office:value="20.1" calcext:value-type="float">
            <text:p>20.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2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59.58" calcext:value-type="float">
            <text:p>59.58</text:p>
          </table:table-cell>
          <table:table-cell table:formula="of:=([.G13]/[.H13])/(([.J13]/1000000)*130000)" office:value-type="float" office:value="1.67841557569654" calcext:value-type="float">
            <text:p>1.678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O12]" office:value-type="float" office:value="1000" calcext:value-type="float">
            <text:p>1000</text:p>
          </table:table-cell>
          <table:table-cell/>
          <table:table-cell office:value-type="float" office:value="53.78" calcext:value-type="float">
            <text:p>53.78</text:p>
          </table:table-cell>
          <table:table-cell table:formula="of:=([.N13]/[.O13])/(([.Q13]/1000000)*130000)" office:value-type="float" office:value="18.5942729639271" calcext:value-type="float">
            <text:p>18.594</text:p>
          </table:table-cell>
          <table:table-cell/>
          <table:table-cell table:formula="of:=[.T12]" office:value-type="string" office:string-value="D2" calcext:value-type="string">
            <text:p>D2</text:p>
          </table:table-cell>
          <table:table-cell office:value-type="float" office:value="512" calcext:value-type="float">
            <text:p>512</text:p>
          </table:table-cell>
          <table:table-cell table:formula="of:=[.U13]" office:value-type="float" office:value="512" calcext:value-type="float">
            <text:p>512</text:p>
          </table:table-cell>
          <table:table-cell table:formula="of:=[.U13]" office:value-type="float" office:value="512" calcext:value-type="float">
            <text:p>512</text:p>
          </table:table-cell>
          <table:table-cell table:formula="of:=AVERAGE([.Y13:.Z13])/[.$D$4]" office:value-type="float" office:value="0.0147569444444444" calcext:value-type="float">
            <text:p>0.0147569444</text:p>
          </table:table-cell>
          <table:table-cell office:value-type="float" office:value="35.5" calcext:value-type="float">
            <text:p>35.5</text:p>
          </table:table-cell>
          <table:table-cell office:value-type="float" office:value="32.5" calcext:value-type="float">
            <text:p>32.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O13]" office:value-type="float" office:value="1000" calcext:value-type="float">
            <text:p>1000</text:p>
          </table:table-cell>
          <table:table-cell/>
          <table:table-cell office:value-type="float" office:value="60.92" calcext:value-type="float">
            <text:p>60.92</text:p>
          </table:table-cell>
          <table:table-cell table:formula="of:=([.N14]/[.O14])/(([.Q14]/1000000)*130000)" office:value-type="float" office:value="16.4149704530532" calcext:value-type="float">
            <text:p>16.41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65.27" calcext:value-type="float">
            <text:p>65.27</text:p>
          </table:table-cell>
          <table:table-cell table:formula="of:=([.G15]/[.H15])/(([.J15]/1000000)*130000)" office:value-type="float" office:value="1.53209744139727" calcext:value-type="float">
            <text:p>1.532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O14]" office:value-type="float" office:value="1000" calcext:value-type="float">
            <text:p>1000</text:p>
          </table:table-cell>
          <table:table-cell/>
          <table:table-cell office:value-type="float" office:value="61.54" calcext:value-type="float">
            <text:p>61.54</text:p>
          </table:table-cell>
          <table:table-cell table:formula="of:=([.N15]/[.O15])/(([.Q15]/1000000)*130000)" office:value-type="float" office:value="16.249593760156" calcext:value-type="float">
            <text:p>16.250</text:p>
          </table:table-cell>
          <table:table-cell/>
          <table:table-cell office:value-type="string" calcext:value-type="string">
            <text:p>D3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Y15:.Z15])/[.$D$5]" office:value-type="float" office:value="0.00216049382716049" calcext:value-type="float">
            <text:p>0.0021604938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5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65.44" calcext:value-type="float">
            <text:p>65.44</text:p>
          </table:table-cell>
          <table:table-cell table:formula="of:=([.G16]/[.H16])/(([.J16]/1000000)*130000)" office:value-type="float" office:value="1.5281173594132" calcext:value-type="float">
            <text:p>1.528</text:p>
          </table:table-cell>
          <table:table-cell table:number-columns-repeated="8"/>
          <table:table-cell table:formula="of:=[.T15]" office:value-type="string" office:string-value="D3" calcext:value-type="string">
            <text:p>D3</text:p>
          </table:table-cell>
          <table:table-cell office:value-type="float" office:value="64" calcext:value-type="float">
            <text:p>64</text:p>
          </table:table-cell>
          <table:table-cell table:formula="of:=[.U16]" office:value-type="float" office:value="64" calcext:value-type="float">
            <text:p>64</text:p>
          </table:table-cell>
          <table:table-cell table:formula="of:=[.U16]" office:value-type="float" office:value="64" calcext:value-type="float">
            <text:p>64</text:p>
          </table:table-cell>
          <table:table-cell table:formula="of:=AVERAGE([.Y16:.Z16])/[.$D$5]" office:value-type="float" office:value="0.00283564814814815" calcext:value-type="float">
            <text:p>0.0028356481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6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66.34" calcext:value-type="float">
            <text:p>66.34</text:p>
          </table:table-cell>
          <table:table-cell table:formula="of:=([.G17]/[.H17])/(([.J17]/1000000)*130000)" office:value-type="float" office:value="1.50738619234248" calcext:value-type="float">
            <text:p>1.507</text:p>
          </table:table-cell>
          <table:table-cell table:number-columns-repeated="8"/>
          <table:table-cell table:formula="of:=[.T16]" office:value-type="string" office:string-value="D3" calcext:value-type="string">
            <text:p>D3</text:p>
          </table:table-cell>
          <table:table-cell office:value-type="float" office:value="128" calcext:value-type="float">
            <text:p>128</text:p>
          </table:table-cell>
          <table:table-cell table:formula="of:=[.U17]" office:value-type="float" office:value="128" calcext:value-type="float">
            <text:p>128</text:p>
          </table:table-cell>
          <table:table-cell table:formula="of:=[.U17]" office:value-type="float" office:value="128" calcext:value-type="float">
            <text:p>128</text:p>
          </table:table-cell>
          <table:table-cell table:formula="of:=AVERAGE([.Y17:.Z17])/[.$D$5]" office:value-type="float" office:value="0.00482253086419753" calcext:value-type="float">
            <text:p>0.0048225309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7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68.73" calcext:value-type="float">
            <text:p>68.73</text:p>
          </table:table-cell>
          <table:table-cell table:formula="of:=([.G18]/[.H18])/(([.J18]/1000000)*130000)" office:value-type="float" office:value="1.45496871817256" calcext:value-type="float">
            <text:p>1.455</text:p>
          </table:table-cell>
          <table:table-cell table:number-columns-repeated="8"/>
          <table:table-cell table:formula="of:=[.T17]" office:value-type="string" office:string-value="D3" calcext:value-type="string">
            <text:p>D3</text:p>
          </table:table-cell>
          <table:table-cell office:value-type="float" office:value="256" calcext:value-type="float">
            <text:p>256</text:p>
          </table:table-cell>
          <table:table-cell table:formula="of:=[.U18]" office:value-type="float" office:value="256" calcext:value-type="float">
            <text:p>256</text:p>
          </table:table-cell>
          <table:table-cell table:formula="of:=[.U18]" office:value-type="float" office:value="256" calcext:value-type="float">
            <text:p>256</text:p>
          </table:table-cell>
          <table:table-cell table:formula="of:=AVERAGE([.Y18:.Z18])/[.$D$5]" office:value-type="float" office:value="0.00804398148148148" calcext:value-type="float">
            <text:p>0.0080439815</text:p>
          </table:table-cell>
          <table:table-cell office:value-type="float" office:value="22.3" calcext:value-type="float">
            <text:p>22.3</text:p>
          </table:table-cell>
          <table:table-cell office:value-type="float" office:value="19.4" calcext:value-type="float">
            <text:p>19.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8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0.49" calcext:value-type="float">
            <text:p>70.49</text:p>
          </table:table-cell>
          <table:table-cell table:formula="of:=([.G19]/[.H19])/(([.J19]/1000000)*130000)" office:value-type="float" office:value="1.41864094197759" calcext:value-type="float">
            <text:p>1.419</text:p>
          </table:table-cell>
          <table:table-cell table:number-columns-repeated="8"/>
          <table:table-cell table:formula="of:=[.T18]" office:value-type="string" office:string-value="D3" calcext:value-type="string">
            <text:p>D3</text:p>
          </table:table-cell>
          <table:table-cell office:value-type="float" office:value="512" calcext:value-type="float">
            <text:p>512</text:p>
          </table:table-cell>
          <table:table-cell table:formula="of:=[.U19]" office:value-type="float" office:value="512" calcext:value-type="float">
            <text:p>512</text:p>
          </table:table-cell>
          <table:table-cell table:formula="of:=[.U19]" office:value-type="float" office:value="512" calcext:value-type="float">
            <text:p>512</text:p>
          </table:table-cell>
          <table:table-cell table:formula="of:=AVERAGE([.Y19:.Z19])/[.$D$5]" office:value-type="float" office:value="0.0149112654320988" calcext:value-type="float">
            <text:p>0.0149112654</text:p>
          </table:table-cell>
          <table:table-cell office:value-type="float" office:value="40" calcext:value-type="float">
            <text:p>40</text:p>
          </table:table-cell>
          <table:table-cell office:value-type="float" office:value="37.3" calcext:value-type="float">
            <text:p>37.3</text:p>
          </table:table-cell>
          <table:table-cell table:number-columns-repeated="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76.31" calcext:value-type="float">
            <text:p>76.31</text:p>
          </table:table-cell>
          <table:table-cell table:formula="of:=([.G21]/[.H21])/(([.J21]/1000000)*130000)" office:value-type="float" office:value="1.31044424059756" calcext:value-type="float">
            <text:p>1.31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Y21:.Z21])/[.$D$6]" office:value-type="float" office:value="0.00193684895833333" calcext:value-type="float">
            <text:p>0.001936849</text:p>
          </table:table-cell>
          <table:table-cell office:value-type="float" office:value="7.4" calcext:value-type="float">
            <text:p>7.4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1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76.59" calcext:value-type="float">
            <text:p>76.59</text:p>
          </table:table-cell>
          <table:table-cell table:formula="of:=([.G22]/[.H22])/(([.J22]/1000000)*130000)" office:value-type="float" office:value="1.30565347956652" calcext:value-type="float">
            <text:p>1.306</text:p>
          </table:table-cell>
          <table:table-cell table:number-columns-repeated="8"/>
          <table:table-cell table:formula="of:=[.T21]" office:value-type="string" office:string-value="D4" calcext:value-type="string">
            <text:p>D4</text:p>
          </table:table-cell>
          <table:table-cell office:value-type="float" office:value="64" calcext:value-type="float">
            <text:p>64</text:p>
          </table:table-cell>
          <table:table-cell table:formula="of:=[.U22]" office:value-type="float" office:value="64" calcext:value-type="float">
            <text:p>64</text:p>
          </table:table-cell>
          <table:table-cell table:formula="of:=[.U22]" office:value-type="float" office:value="64" calcext:value-type="float">
            <text:p>64</text:p>
          </table:table-cell>
          <table:table-cell table:formula="of:=AVERAGE([.Y22:.Z22])/[.$D$6]" office:value-type="float" office:value="0.00262044270833333" calcext:value-type="float">
            <text:p>0.0026204427</text:p>
          </table:table-cell>
          <table:table-cell office:value-type="float" office:value="9.2" calcext:value-type="float">
            <text:p>9.2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2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76.64" calcext:value-type="float">
            <text:p>76.64</text:p>
          </table:table-cell>
          <table:table-cell table:formula="of:=([.G23]/[.H23])/(([.J23]/1000000)*130000)" office:value-type="float" office:value="1.30480167014614" calcext:value-type="float">
            <text:p>1.305</text:p>
          </table:table-cell>
          <table:table-cell table:number-columns-repeated="8"/>
          <table:table-cell table:formula="of:=[.T22]" office:value-type="string" office:string-value="D4" calcext:value-type="string">
            <text:p>D4</text:p>
          </table:table-cell>
          <table:table-cell office:value-type="float" office:value="128" calcext:value-type="float">
            <text:p>128</text:p>
          </table:table-cell>
          <table:table-cell table:formula="of:=[.U23]" office:value-type="float" office:value="128" calcext:value-type="float">
            <text:p>128</text:p>
          </table:table-cell>
          <table:table-cell table:formula="of:=[.U23]" office:value-type="float" office:value="128" calcext:value-type="float">
            <text:p>128</text:p>
          </table:table-cell>
          <table:table-cell table:formula="of:=AVERAGE([.Y23:.Z23])/[.$D$6]" office:value-type="float" office:value="0.0044921875" calcext:value-type="float">
            <text:p>0.0044921875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3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8.03" calcext:value-type="float">
            <text:p>78.03</text:p>
          </table:table-cell>
          <table:table-cell table:formula="of:=([.G24]/[.H24])/(([.J24]/1000000)*130000)" office:value-type="float" office:value="1.28155837498398" calcext:value-type="float">
            <text:p>1.282</text:p>
          </table:table-cell>
          <table:table-cell table:number-columns-repeated="8"/>
          <table:table-cell table:formula="of:=[.T23]" office:value-type="string" office:string-value="D4" calcext:value-type="string">
            <text:p>D4</text:p>
          </table:table-cell>
          <table:table-cell office:value-type="float" office:value="256" calcext:value-type="float">
            <text:p>256</text:p>
          </table:table-cell>
          <table:table-cell table:formula="of:=[.U24]" office:value-type="float" office:value="256" calcext:value-type="float">
            <text:p>256</text:p>
          </table:table-cell>
          <table:table-cell table:formula="of:=[.U24]" office:value-type="float" office:value="256" calcext:value-type="float">
            <text:p>256</text:p>
          </table:table-cell>
          <table:table-cell table:formula="of:=AVERAGE([.Y24:.Z24])/[.$D$6]" office:value-type="float" office:value="0.00777994791666667" calcext:value-type="float">
            <text:p>0.0077799479</text:p>
          </table:table-cell>
          <table:table-cell office:value-type="float" office:value="25.4" calcext:value-type="float">
            <text:p>25.4</text:p>
          </table:table-cell>
          <table:table-cell office:value-type="float" office:value="22.4" calcext:value-type="float">
            <text:p>22.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4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81.68" calcext:value-type="float">
            <text:p>81.68</text:p>
          </table:table-cell>
          <table:table-cell table:formula="of:=([.G25]/[.H25])/(([.J25]/1000000)*130000)" office:value-type="float" office:value="1.22428991185113" calcext:value-type="float">
            <text:p>1.224</text:p>
          </table:table-cell>
          <table:table-cell table:number-columns-repeated="8"/>
          <table:table-cell table:formula="of:=[.T24]" office:value-type="string" office:string-value="D4" calcext:value-type="string">
            <text:p>D4</text:p>
          </table:table-cell>
          <table:table-cell office:value-type="float" office:value="512" calcext:value-type="float">
            <text:p>512</text:p>
          </table:table-cell>
          <table:table-cell table:formula="of:=[.U25]" office:value-type="float" office:value="512" calcext:value-type="float">
            <text:p>512</text:p>
          </table:table-cell>
          <table:table-cell table:formula="of:=[.U25]" office:value-type="float" office:value="512" calcext:value-type="float">
            <text:p>512</text:p>
          </table:table-cell>
          <table:table-cell table:formula="of:=AVERAGE([.Y25:.Z25])/[.$D$6]" office:value-type="float" office:value="0.0144368489583333" calcext:value-type="float">
            <text:p>0.014436849</text:p>
          </table:table-cell>
          <table:table-cell office:value-type="float" office:value="45" calcext:value-type="float">
            <text:p>45</text:p>
          </table:table-cell>
          <table:table-cell office:value-type="float" office:value="43.7" calcext:value-type="float">
            <text:p>43.7</text:p>
          </table:table-cell>
          <table:table-cell table:number-columns-repeated="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74.91" calcext:value-type="float">
            <text:p>74.91</text:p>
          </table:table-cell>
          <table:table-cell table:formula="of:=([.G27]/[.H27])/(([.J27]/1000000)*130000)" office:value-type="float" office:value="1.3349352556401" calcext:value-type="float">
            <text:p>1.335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Y27:.Z27])/[.$D$7]" office:value-type="float" office:value="0.00196940104166667" calcext:value-type="float">
            <text:p>0.001969401</text:p>
          </table:table-cell>
          <table:table-cell office:value-type="float" office:value="7.65" calcext:value-type="float">
            <text:p>7.65</text:p>
          </table:table-cell>
          <table:table-cell office:value-type="float" office:value="4.45" calcext:value-type="float">
            <text:p>4.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75.31" calcext:value-type="float">
            <text:p>75.31</text:p>
          </table:table-cell>
          <table:table-cell table:formula="of:=([.G28]/[.H28])/(([.J28]/1000000)*130000)" office:value-type="float" office:value="1.32784490771478" calcext:value-type="float">
            <text:p>1.328</text:p>
          </table:table-cell>
          <table:table-cell table:number-columns-repeated="8"/>
          <table:table-cell table:formula="of:=[.T27]" office:value-type="string" office:string-value="D5" calcext:value-type="string">
            <text:p>D5</text:p>
          </table:table-cell>
          <table:table-cell office:value-type="float" office:value="64" calcext:value-type="float">
            <text:p>64</text:p>
          </table:table-cell>
          <table:table-cell table:formula="of:=[.U28]" office:value-type="float" office:value="64" calcext:value-type="float">
            <text:p>64</text:p>
          </table:table-cell>
          <table:table-cell table:formula="of:=[.U28]" office:value-type="float" office:value="64" calcext:value-type="float">
            <text:p>64</text:p>
          </table:table-cell>
          <table:table-cell table:formula="of:=AVERAGE([.Y28:.Z28])/[.$D$7]" office:value-type="float" office:value="0.00267252604166667" calcext:value-type="float">
            <text:p>0.002672526</text:p>
          </table:table-cell>
          <table:table-cell office:value-type="float" office:value="9.5" calcext:value-type="float">
            <text:p>9.5</text:p>
          </table:table-cell>
          <table:table-cell office:value-type="float" office:value="6.92" calcext:value-type="float">
            <text:p>6.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75.78" calcext:value-type="float">
            <text:p>75.78</text:p>
          </table:table-cell>
          <table:table-cell table:formula="of:=([.G29]/[.H29])/(([.J29]/1000000)*130000)" office:value-type="float" office:value="1.3196093956189" calcext:value-type="float">
            <text:p>1.320</text:p>
          </table:table-cell>
          <table:table-cell table:number-columns-repeated="8"/>
          <table:table-cell table:formula="of:=[.T28]" office:value-type="string" office:string-value="D5" calcext:value-type="string">
            <text:p>D5</text:p>
          </table:table-cell>
          <table:table-cell office:value-type="float" office:value="128" calcext:value-type="float">
            <text:p>128</text:p>
          </table:table-cell>
          <table:table-cell table:formula="of:=[.U29]" office:value-type="float" office:value="128" calcext:value-type="float">
            <text:p>128</text:p>
          </table:table-cell>
          <table:table-cell table:formula="of:=[.U29]" office:value-type="float" office:value="128" calcext:value-type="float">
            <text:p>128</text:p>
          </table:table-cell>
          <table:table-cell table:formula="of:=AVERAGE([.Y29:.Z29])/[.$D$7]" office:value-type="float" office:value="0.004638671875" calcext:value-type="float">
            <text:p>0.0046386719</text:p>
          </table:table-cell>
          <table:table-cell office:value-type="float" office:value="15.7" calcext:value-type="float">
            <text:p>15.7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8.57" calcext:value-type="float">
            <text:p>78.57</text:p>
          </table:table-cell>
          <table:table-cell table:formula="of:=([.G30]/[.H30])/(([.J30]/1000000)*130000)" office:value-type="float" office:value="1.27275041364388" calcext:value-type="float">
            <text:p>1.273</text:p>
          </table:table-cell>
          <table:table-cell table:number-columns-repeated="8"/>
          <table:table-cell table:formula="of:=[.T29]" office:value-type="string" office:string-value="D5" calcext:value-type="string">
            <text:p>D5</text:p>
          </table:table-cell>
          <table:table-cell office:value-type="float" office:value="256" calcext:value-type="float">
            <text:p>256</text:p>
          </table:table-cell>
          <table:table-cell table:formula="of:=[.U30]" office:value-type="float" office:value="256" calcext:value-type="float">
            <text:p>256</text:p>
          </table:table-cell>
          <table:table-cell table:formula="of:=[.U30]" office:value-type="float" office:value="256" calcext:value-type="float">
            <text:p>256</text:p>
          </table:table-cell>
          <table:table-cell table:formula="of:=AVERAGE([.Y30:.Z30])/[.$D$7]" office:value-type="float" office:value="0.00791015625" calcext:value-type="float">
            <text:p>0.0079101563</text:p>
          </table:table-cell>
          <table:table-cell office:value-type="float" office:value="25.3" calcext:value-type="float">
            <text:p>25.3</text:p>
          </table:table-cell>
          <table:table-cell office:value-type="float" office:value="23.3" calcext:value-type="float">
            <text:p>23.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9.93" calcext:value-type="float">
            <text:p>79.93</text:p>
          </table:table-cell>
          <table:table-cell table:formula="of:=([.G31]/[.H31])/(([.J31]/1000000)*130000)" office:value-type="float" office:value="1.25109470786939" calcext:value-type="float">
            <text:p>1.251</text:p>
          </table:table-cell>
          <table:table-cell table:number-columns-repeated="8"/>
          <table:table-cell table:formula="of:=[.T30]" office:value-type="string" office:string-value="D5" calcext:value-type="string">
            <text:p>D5</text:p>
          </table:table-cell>
          <table:table-cell office:value-type="float" office:value="512" calcext:value-type="float">
            <text:p>512</text:p>
          </table:table-cell>
          <table:table-cell table:formula="of:=[.U31]" office:value-type="float" office:value="512" calcext:value-type="float">
            <text:p>512</text:p>
          </table:table-cell>
          <table:table-cell table:formula="of:=[.U31]" office:value-type="float" office:value="512" calcext:value-type="float">
            <text:p>512</text:p>
          </table:table-cell>
          <table:table-cell table:formula="of:=AVERAGE([.Y31:.Z31])/[.$D$7]" office:value-type="float" office:value="0.01455078125" calcext:value-type="float">
            <text:p>0.0145507813</text:p>
          </table:table-cell>
          <table:table-cell office:value-type="float" office:value="46.4" calcext:value-type="float">
            <text:p>46.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3" table:number-columns-repeated="6"/>
          <table:table-cell table:style-name="ce2" office:value-type="string" calcext:value-type="string">
            <text:p>Max PRF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11"/>
          <table:table-cell table:style-name="ce5" table:formula="of:=1/((AVERAGE([.J3:.J7]))/1000000)" office:value-type="float" office:value="17572.2218317284" calcext:value-type="float">
            <text:p>17572.2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64.58" calcext:value-type="float">
            <text:p>64.58</text:p>
          </table:table-cell>
          <table:table-cell table:formula="of:=([.G35]/[.H35])/(([.J35]/1000000)*130000)" office:value-type="float" office:value="15.4846701765252" calcext:value-type="float">
            <text:p>15.485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table:formula="of:=[.H35]"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67.34" calcext:value-type="float">
            <text:p>67.34</text:p>
          </table:table-cell>
          <table:table-cell table:formula="of:=([.G36]/[.H36])/(([.J36]/1000000)*130000)" office:value-type="float" office:value="14.8500148500148" calcext:value-type="float">
            <text:p>14.85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table:formula="of:=[.H36]"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72.92" calcext:value-type="float">
            <text:p>72.92</text:p>
          </table:table-cell>
          <table:table-cell table:formula="of:=([.G37]/[.H37])/(([.J37]/1000000)*130000)" office:value-type="float" office:value="13.713658804169" calcext:value-type="float">
            <text:p>13.71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table:formula="of:=[.H37]"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6.06" calcext:value-type="float">
            <text:p>86.06</text:p>
          </table:table-cell>
          <table:table-cell table:formula="of:=([.G38]/[.H38])/(([.J38]/1000000)*130000)" office:value-type="float" office:value="11.6198001394376" calcext:value-type="float">
            <text:p>11.62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float" office:value="130000" calcext:value-type="float">
            <text:p>130000</text:p>
          </table:table-cell>
          <table:table-cell table:formula="of:=[.H38]"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07.33" calcext:value-type="float">
            <text:p>107.33</text:p>
          </table:table-cell>
          <table:table-cell table:formula="of:=([.G39]/[.H39])/(([.J39]/1000000)*130000)" office:value-type="float" office:value="9.31705953601044" calcext:value-type="float">
            <text:p>9.317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H39]"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64.34" calcext:value-type="float">
            <text:p>64.34</text:p>
          </table:table-cell>
          <table:table-cell table:formula="of:=([.G41]/[.H41])/(([.J41]/1000000)*130000)" office:value-type="float" office:value="15.5424308361828" calcext:value-type="float">
            <text:p>15.542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[.F41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H41]"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66.88" calcext:value-type="float">
            <text:p>66.88</text:p>
          </table:table-cell>
          <table:table-cell table:formula="of:=([.G42]/[.H42])/(([.J42]/1000000)*130000)" office:value-type="float" office:value="14.9521531100478" calcext:value-type="float">
            <text:p>14.95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42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H42]"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72.47" calcext:value-type="float">
            <text:p>72.47</text:p>
          </table:table-cell>
          <table:table-cell table:formula="of:=([.G43]/[.H43])/(([.J43]/1000000)*130000)" office:value-type="float" office:value="13.798813302056" calcext:value-type="float">
            <text:p>13.799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43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H43]"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4.87" calcext:value-type="float">
            <text:p>84.87</text:p>
          </table:table-cell>
          <table:table-cell table:formula="of:=([.G44]/[.H44])/(([.J44]/1000000)*130000)" office:value-type="float" office:value="11.7827265229174" calcext:value-type="float">
            <text:p>11.78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44]" office:value-type="string" office:string-value="D2" calcext:value-type="string">
            <text:p>D2</text:p>
          </table:table-cell>
          <table:table-cell office:value-type="float" office:value="130000" calcext:value-type="float">
            <text:p>130000</text:p>
          </table:table-cell>
          <table:table-cell table:formula="of:=[.H44]"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07.06" calcext:value-type="float">
            <text:p>107.06</text:p>
          </table:table-cell>
          <table:table-cell table:formula="of:=([.G45]/[.H45])/(([.J45]/1000000)*130000)" office:value-type="float" office:value="9.34055669717915" calcext:value-type="float">
            <text:p>9.341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H44]"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74.79" calcext:value-type="float">
            <text:p>74.79</text:p>
          </table:table-cell>
          <table:table-cell table:formula="of:=([.G47]/[.H47])/(([.J47]/1000000)*130000)" office:value-type="float" office:value="13.3707714935152" calcext:value-type="float">
            <text:p>13.371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[.F47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H47]"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77.8" calcext:value-type="float">
            <text:p>77.8</text:p>
          </table:table-cell>
          <table:table-cell table:formula="of:=([.G48]/[.H48])/(([.J48]/1000000)*130000)" office:value-type="float" office:value="12.853470437018" calcext:value-type="float">
            <text:p>12.85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48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H48]"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88.31" calcext:value-type="float">
            <text:p>88.31</text:p>
          </table:table-cell>
          <table:table-cell table:formula="of:=([.G49]/[.H49])/(([.J49]/1000000)*130000)" office:value-type="float" office:value="11.3237458951421" calcext:value-type="float">
            <text:p>11.324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49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H49]"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98.08" calcext:value-type="float">
            <text:p>98.08</text:p>
          </table:table-cell>
          <table:table-cell table:formula="of:=([.G50]/[.H50])/(([.J50]/1000000)*130000)" office:value-type="float" office:value="10.1957585644372" calcext:value-type="float">
            <text:p>10.196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0]" office:value-type="string" office:string-value="D3" calcext:value-type="string">
            <text:p>D3</text:p>
          </table:table-cell>
          <table:table-cell office:value-type="float" office:value="130000" calcext:value-type="float">
            <text:p>130000</text:p>
          </table:table-cell>
          <table:table-cell table:formula="of:=[.H50]"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23.91" calcext:value-type="float">
            <text:p>123.91</text:p>
          </table:table-cell>
          <table:table-cell table:formula="of:=([.G51]/[.H51])/(([.J51]/1000000)*130000)" office:value-type="float" office:value="8.07037365830038" calcext:value-type="float">
            <text:p>8.070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H51]"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86.23" calcext:value-type="float">
            <text:p>86.23</text:p>
          </table:table-cell>
          <table:table-cell table:formula="of:=([.G53]/[.H53])/(([.J53]/1000000)*130000)" office:value-type="float" office:value="11.5968920329352" calcext:value-type="float">
            <text:p>11.597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[.F53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H53]"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8.31" calcext:value-type="float">
            <text:p>88.31</text:p>
          </table:table-cell>
          <table:table-cell table:formula="of:=([.G54]/[.H54])/(([.J54]/1000000)*130000)" office:value-type="float" office:value="11.3237458951421" calcext:value-type="float">
            <text:p>11.324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4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H54]"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96.81" calcext:value-type="float">
            <text:p>96.81</text:p>
          </table:table-cell>
          <table:table-cell table:formula="of:=([.G55]/[.H55])/(([.J55]/1000000)*130000)" office:value-type="float" office:value="10.3295114141101" calcext:value-type="float">
            <text:p>10.330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5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H55]"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12.27" calcext:value-type="float">
            <text:p>112.27</text:p>
          </table:table-cell>
          <table:table-cell table:formula="of:=([.G56]/[.H56])/(([.J56]/1000000)*130000)" office:value-type="float" office:value="8.90709895786942" calcext:value-type="float">
            <text:p>8.907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6]" office:value-type="string" office:string-value="D4" calcext:value-type="string">
            <text:p>D4</text:p>
          </table:table-cell>
          <table:table-cell office:value-type="float" office:value="130000" calcext:value-type="float">
            <text:p>130000</text:p>
          </table:table-cell>
          <table:table-cell table:formula="of:=[.H56]"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41.44" calcext:value-type="float">
            <text:p>141.44</text:p>
          </table:table-cell>
          <table:table-cell table:formula="of:=([.G57]/[.H57])/(([.J57]/1000000)*130000)" office:value-type="float" office:value="7.07013574660633" calcext:value-type="float">
            <text:p>7.070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H57]"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86.71" calcext:value-type="float">
            <text:p>86.71</text:p>
          </table:table-cell>
          <table:table-cell table:formula="of:=([.G59]/[.H59])/(([.J59]/1000000)*130000)" office:value-type="float" office:value="11.5326951908661" calcext:value-type="float">
            <text:p>11.533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H59]"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9.37" calcext:value-type="float">
            <text:p>89.37</text:p>
          </table:table-cell>
          <table:table-cell table:formula="of:=([.G60]/[.H60])/(([.J60]/1000000)*130000)" office:value-type="float" office:value="11.1894371713103" calcext:value-type="float">
            <text:p>11.18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H60]"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96.7" calcext:value-type="float">
            <text:p>96.7</text:p>
          </table:table-cell>
          <table:table-cell table:formula="of:=([.G61]/[.H61])/(([.J61]/1000000)*130000)" office:value-type="float" office:value="10.3412616339193" calcext:value-type="float">
            <text:p>10.34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H61]"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12.46" calcext:value-type="float">
            <text:p>112.46</text:p>
          </table:table-cell>
          <table:table-cell table:formula="of:=([.G62]/[.H62])/(([.J62]/1000000)*130000)" office:value-type="float" office:value="8.89205050684688" calcext:value-type="float">
            <text:p>8.89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130000" calcext:value-type="float">
            <text:p>130000</text:p>
          </table:table-cell>
          <table:table-cell table:formula="of:=[.H62]"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41.54" calcext:value-type="float">
            <text:p>141.54</text:p>
          </table:table-cell>
          <table:table-cell table:formula="of:=([.G63]/[.H63])/(([.J63]/1000000)*130000)" office:value-type="float" office:value="7.06514059629787" calcext:value-type="float">
            <text:p>7.06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00/00/00</text:date>, <text:time style:data-style-name="N2" text:time-value="11:16:53.348690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0:58:10.228901980</meta:creation-date>
    <meta:generator>LibreOffice/4.2.8.2$Linux_X86_64 LibreOffice_project/420m0$Build-2</meta:generator>
    <dc:date>2015-12-17T16:45:25.990236715</dc:date>
    <meta:editing-duration>PT9H42M48S</meta:editing-duration>
    <meta:editing-cycles>12</meta:editing-cycles>
    <meta:document-statistic meta:table-count="1" meta:cell-count="591" meta:object-count="0"/>
  </office:meta>
</office:document-meta>
</file>